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 style:list-style-name="L1">
      <style:graphic-properties draw:stroke="none" svg:stroke-width="0cm" draw:fill="gradient" draw:fill-gradient-name="Gradient_20_1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2cm"/>
    </style:style>
    <style:style style:name="P1" style:family="paragraph">
      <loext:graphic-properties draw:fill="gradient" draw:fill-gradient-name="Gradient_20_1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2" style:family="paragraph">
      <loext:graphic-properties draw:fill-color="#ffffff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1" draw:layer="layout" svg:width="25.399cm" svg:height="6.631cm" svg:x="4.233cm" svg:y="3.118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4472c4" draw:end-color="#2f5597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9-09-05">9/5/19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PowerPoint Presentation</dc:title>
    <meta:initial-creator>Tamás Zolnai</meta:initial-creator>
    <dc:creator>Tamás Zolnai</dc:creator>
    <meta:editing-cycles>1</meta:editing-cycles>
    <meta:creation-date>2019-09-05T10:42:15</meta:creation-date>
    <dc:date>2019-09-05T10:42:54</dc:date>
    <meta:editing-duration>P0D</meta:editing-duration>
    <meta:generator>LibreOfficeDev/6.4.0.0.alpha0$Linux_X86_64 LibreOffice_project/e015ce45c299bec5d4a571e127ca7422caea523b</meta:generator>
    <meta:document-statistic meta:object-count="2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